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alibri1" svg:font-family="Calibri"/>
    <style:font-face style:name="Courier New" svg:font-family="'Courier New'"/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2"/>
    <style:style style:name="P2" style:family="paragraph" style:parent-style-name="List_20_Paragraph" style:list-style-name="WWNum4"/>
    <style:style style:name="P3" style:family="paragraph" style:parent-style-name="List_20_Paragraph" style:list-style-name="WWNum3"/>
    <style:style style:name="P4" style:family="paragraph" style:parent-style-name="List_20_Paragraph" style:list-style-name="WWNum2">
      <style:paragraph-properties fo:margin-left="0cm" fo:margin-right="0cm" fo:text-indent="0cm" style:auto-text-indent="false"/>
    </style:style>
    <style:style style:name="P5" style:family="paragraph" style:parent-style-name="List_20_Paragraph">
      <style:paragraph-properties fo:margin-left="0cm" fo:margin-right="0cm" fo:text-indent="0cm" style:auto-text-indent="false"/>
      <style:text-properties officeooo:rsid="000eb871"/>
    </style:style>
    <style:style style:name="P6" style:family="paragraph" style:parent-style-name="Standard">
      <style:text-properties fo:font-size="12pt" style:font-size-asian="12pt" style:font-size-complex="12pt"/>
    </style:style>
    <style:style style:name="P7" style:family="paragraph" style:parent-style-name="Standard">
      <style:text-properties officeooo:paragraph-rsid="000eb871"/>
    </style:style>
    <style:style style:name="P8" style:family="paragraph" style:parent-style-name="Standard">
      <style:text-properties officeooo:rsid="000eb871" officeooo:paragraph-rsid="000eb871"/>
    </style:style>
    <style:style style:name="P9" style:family="paragraph" style:parent-style-name="Standard">
      <style:text-properties officeooo:rsid="0010890e" officeooo:paragraph-rsid="0010890e"/>
    </style:style>
    <style:style style:name="P10" style:family="paragraph" style:parent-style-name="Standard">
      <style:text-properties officeooo:paragraph-rsid="00136e4c"/>
    </style:style>
    <style:style style:name="P11" style:family="paragraph" style:parent-style-name="Standard">
      <style:text-properties officeooo:rsid="00136e4c" officeooo:paragraph-rsid="0014629a"/>
    </style:style>
    <style:style style:name="P12" style:family="paragraph" style:parent-style-name="Standard">
      <style:text-properties officeooo:rsid="0013e1ca" officeooo:paragraph-rsid="0013e1ca"/>
    </style:style>
    <style:style style:name="P13" style:family="paragraph" style:parent-style-name="Standard">
      <style:text-properties officeooo:rsid="0014629a" officeooo:paragraph-rsid="0014629a"/>
    </style:style>
    <style:style style:name="P14" style:family="paragraph" style:parent-style-name="Standard" style:master-page-name="Standard">
      <style:paragraph-properties style:page-number="auto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officeooo:rsid="000e598f" style:font-size-asian="14pt" style:font-weight-asian="bold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0e598f" style:font-size-asian="12pt" style:font-size-complex="12pt"/>
    </style:style>
    <style:style style:name="T5" style:family="text">
      <style:text-properties fo:font-size="12pt" officeooo:rsid="000e7a98" style:font-size-asian="12pt" style:font-size-complex="12pt"/>
    </style:style>
    <style:style style:name="T6" style:family="text">
      <style:text-properties fo:font-size="12pt" officeooo:rsid="000eb871" style:font-size-asian="12pt" style:font-size-complex="12pt"/>
    </style:style>
    <style:style style:name="T7" style:family="text">
      <style:text-properties fo:font-size="12pt" officeooo:rsid="0010890e" style:font-size-asian="12pt" style:font-size-complex="12pt"/>
    </style:style>
    <style:style style:name="T8" style:family="text">
      <style:text-properties fo:font-size="12pt" officeooo:rsid="0014629a" style:font-size-asian="12pt" style:font-size-complex="12pt"/>
    </style:style>
    <style:style style:name="T9" style:family="text">
      <style:text-properties fo:font-size="12pt" fo:font-weight="bold" style:font-size-asian="12pt" style:font-weight-asian="bold" style:font-size-complex="12pt"/>
    </style:style>
    <style:style style:name="T10" style:family="text">
      <style:text-properties fo:color="#000000" fo:font-size="12pt" style:font-size-asian="12pt" style:font-size-complex="12pt"/>
    </style:style>
    <style:style style:name="T11" style:family="text">
      <style:text-properties officeooo:rsid="0010890e"/>
    </style:style>
    <style:style style:name="T12" style:family="text">
      <style:text-properties officeooo:rsid="0012753c"/>
    </style:style>
    <style:style style:name="T13" style:family="text">
      <style:text-properties officeooo:rsid="00136e4c"/>
    </style:style>
    <style:style style:name="T14" style:family="text">
      <style:text-properties officeooo:rsid="0013e1c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1">Question 1 : </text:span><text:span text:style-name="T2">Comment réduire l’impact énergétiques des</text:span><text:span text:style-name="T1"> crypto-monnaies ?</text:span></text:p>
      <text:p text:style-name="Standard"><text:span text:style-name="T9"/></text:p>
      <text:list xml:id="list2192902707" text:style-name="WWNum2">
        <text:list-item>
          <text:p text:style-name="P1"><text:span text:style-name="T3">Bref rappel sur le principe des crypto-monnaies</text:span></text:p>
          <text:p text:style-name="P4"/>
        </text:list-item>
      </text:list>
      <text:p text:style-name="Standard"><text:span text:style-name="T4">Une cryptomonnaie est décentralisé, </text:span><text:span text:style-name="T5">elle appartient à chacun et personne ne peut la contrôler contrairement à une entreprise centralisé. Pour que chaque utilisateur puisse obtenir les informations de la monnaie en étant sur de leur intégrité, il y a la blockchain : un livre de compte publique qui contient toutes les transactions.</text:span></text:p>
      <text:p text:style-name="P7"><text:span text:style-name="T6">L</text:span><text:span text:style-name="T5">e processus permettant de valider l’intégrité de ces transactions </text:span><text:span text:style-name="T6">c’est : le « minage »</text:span><text:span text:style-name="T3">. Il </text:span><text:span text:style-name="T6">consiste à résoudre des calculs mathématiques complexes permettant d’assurer l’intégrité d’une information. Des méthodes cryptographiques le permettent. (ex : signature)</text:span></text:p>
      <text:p text:style-name="P8"><text:span text:style-name="T3">Pour résoudre ces problèmes, les mineurs allouent la puissance de leur machine en contre-partie d’une récompense proportionnelle à leur implication </text:span><text:span text:style-name="T8">(frais de transaction+nouvelle monnaie généré)</text:span><text:span text:style-name="T3">.</text:span></text:p>
      <text:list xml:id="list143032271304621" text:continue-numbering="true" text:style-name="WWNum2">
        <text:list-item>
          <text:p text:style-name="P1"><text:span text:style-name="T3">Problématique</text:span><text:span text:style-name="T7">s</text:span></text:p>
        </text:list-item>
      </text:list>
      <text:p text:style-name="P8"><text:span text:style-name="T3">Problématique : course à la puissance. Plus conséquences :</text:span></text:p>
      <text:list xml:id="list1523034762" text:style-name="WWNum4">
        <text:list-item>
          <text:p text:style-name="P2"><text:span text:style-name="T3">La surconsommation : car il s’agit de laisser tourner des ordinateurs 24h/24. Le Bitcoin consomme plus de 120TWH </text:span><text:span text:style-name="T6">en 2022.</text:span></text:p>
        </text:list-item>
        <text:list-item>
          <text:p text:style-name="P2"><text:span text:style-name="T6">Monopolisation : c</text:span><text:span text:style-name="T3">réation de f</text:span><text:span text:style-name="T6">erme</text:span><text:span text:style-name="T3"> de minage </text:span><text:span text:style-name="T6">(coupure d’électricité au kazak, en Inde)</text:span></text:p>
        </text:list-item>
        <text:list-item>
          <text:p text:style-name="P2"><text:span text:style-name="T3">Pénurie de composants et augmentations de leur prix</text:span></text:p>
        </text:list-item>
      </text:list>
      <text:p text:style-name="P5"/>
      <text:p text:style-name="P5"><text:s text:c="4"/>3) <text:span text:style-name="T11">Solutions : Proof of stake</text:span></text:p>
      <text:p text:style-name="P10"><text:span text:style-name="T11">Annoncé par la monnaie Ether</text:span><text:span text:style-name="T13">eu</text:span><text:span text:style-name="T11">m, cette </text:span><text:span text:style-name="T12">nouvelle technique </text:span><text:span text:style-name="T11">permettrait de réduire de 97 % la consommation </text:span><text:span text:style-name="T12">d’énergie. </text:span></text:p>
      <text:p text:style-name="P11">Ici, les mineurs sont appelés validateurs <text:span text:style-name="T14">et doivent mettre en jeu 32 ETH (env. 37500€) pour le devenir</text:span>. Parmi eux, un seul est tiré au hasard et aura pour objectif de vérifier l’intégrité du nouveau bloc<text:span text:style-name="T14">k. Si il ne remplit pas correctement sa tâche, il perdra la somme mise en jeu.</text:span></text:p>
      <text:p text:style-name="P12">Ce système pousse le validateur a bien remplir sa tâche, empêche la monopolisation des récompenses parmi les validateurs et ne se base par sur une course à la puissance.</text:p>
      <text:p text:style-name="P13">Bitcoin est un système très complexe et rudement bien mené. C’est donc une prouesse technique mais n’est-il pas de notre devoir d’empêcher de populariser un système poussant à la sur-consommation malgré le dur travail effectué ? Une prise de conscience doit être faite pour ne plus à ce heurter à ce genre de défi.</text:p>
      <text:p text:style-name="P9"/>
      <text:p text:style-name="P9"><text:soft-page-break/></text:p>
      <text:p text:style-name="Standard"><text:span text:style-name="T1">Question 2 : Comment réduire les impacts sur l’environnement grâce aux systèmes embarqués ?</text:span></text:p>
      <text:p text:style-name="Standard"><text:span text:style-name="T3">Plan :</text:span></text:p>
      <text:list xml:id="list4090969391" text:style-name="WWNum3">
        <text:list-item>
          <text:p text:style-name="P3"><text:span text:style-name="T3">Introduction : problématique avec l’approvisionnement de masse en énergie.</text:span></text:p>
        </text:list-item>
        <text:list-item>
          <text:p text:style-name="P3"><text:span text:style-name="T3">Qu’est-ce qu’un système embarqué ? </text:span></text:p>
        </text:list-item>
      </text:list>
      <text:p text:style-name="Standard">Il s’agit d’un système électronique et informatique autonome dédié à une tâche précise, souvent en temps réel, possédant une taille limitée et ayant une consommation énergétique restreinte. </text:p>
      <text:p text:style-name="Standard"/>
      <text:list xml:id="list143031912466312" text:continue-numbering="true" text:style-name="WWNum3">
        <text:list-item>
          <text:p text:style-name="P3"><text:span text:style-name="T3">Quels sont ses avantages</text:span></text:p>
        </text:list-item>
      </text:list>
      <text:p text:style-name="Standard"><text:span text:style-name="T3">- automatiser les tâches (ex : mur végétal et la demande d’entretien) et optimiser la consommation (ex : éteindre les lumières…)</text:span></text:p>
      <text:p text:style-name="Standard">Domotique : permet l’automatisation des tâches. (ex : murs végétaux, potager d’intérieur…) et l’économie d’énergie (ex : éteindre les lumières…) Optimiser notre consommation.</text:p>
      <text:p text:style-name="Standard">Ex : Schneider Electrics a présenté un projet de maison autonome permettant d’automatiser les tâches et réduire la consommation d’énergie. Gestion de consommation d’énergie.</text:p>
      <text:p text:style-name="Standard"><text:span text:style-name="T3">- Combinaison de l’activité numérique avec nos besoins en énergies</text:span></text:p>
      <text:p text:style-name="Standard"><text:span text:style-name="T3">Ex : </text:span><text:span text:style-name="T10">Chauffage par serveur </text:span><text:span text:style-name="T3">: Des serveurs décentralisés produisant de la chaleur en effectuant des opérations chauffant ainsi des foyers. </text:span>Cela permet un chauffage gratuit. Offre jusqu’à 500 Watts. </text:p>
      <text:p text:style-name="Standard">Donc il y a une automatisation des tâches, optimisation de la consommation d’énergie grâce à l’informatique plus une combinaison de l’activité informatique et des systèmes améliorant notre environnement.</text:p>
      <text:p text:style-name="P6"/>
      <text:list xml:id="list143032022908642" text:continue-numbering="true" text:style-name="WWNum3">
        <text:list-item>
          <text:p text:style-name="P3"><text:span text:style-name="T3">Alimentation autonome et automatique à petite échelle.</text:span></text:p>
        </text:list-item>
      </text:list>
      <text:p text:style-name="Standard">Ainsi, si chacun s’équipe en système informatique et devient autonome en énergie. On permettrait d’empêcher une génération d’énergie à grosse échelle et se passer du nucléaire. Cela réduirait les consommations excessives, réduire les factures en énergies, améliorer notre environnement et être indépendant en énergie (EDF et leur centrale à l’étranger)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alibri1" svg:font-family="Calibri"/>
    <style:font-face style:name="Courier New" svg:font-family="'Courier New'"/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fals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fr" style:country-asian="FR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Titre_20_1_20_Car" style:display-name="Titre 1 C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fr" style:country-asian="FR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Visited_20_Internet_20_Link" style:display-name="Visited Internet 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ListLabel_20_1" style:display-name="ListLabel 1" style:family="text">
      <style:text-properties style:text-underline-style="none" style:font-name-asian="Calibri2" style:font-family-asian="Calibri" style:font-family-generic-asian="system" style:font-pitch-asian="variable" style:font-name-complex="F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5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6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francis</meta:initial-creator>
    <meta:editing-cycles>2</meta:editing-cycles>
    <meta:creation-date>2022-04-14T08:59:00</meta:creation-date>
    <dc:date>2022-06-17T14:07:31.146846427</dc:date>
    <meta:editing-duration>PT18H40M19S</meta:editing-duration>
    <meta:generator>LibreOffice/6.4.7.2$Linux_X86_64 LibreOffice_project/40$Build-2</meta:generator>
    <meta:document-statistic meta:table-count="0" meta:image-count="0" meta:object-count="0" meta:page-count="2" meta:paragraph-count="29" meta:word-count="601" meta:character-count="3934" meta:non-whitespace-character-count="3363"/>
    <meta:user-defined meta:name="AppVersion">16.0000</meta:user-defined>
    <meta:user-defined meta:name="Company">_x000d_
            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